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06b8" officeooo:paragraph-rsid="000e06b8"/>
    </style:style>
    <style:style style:name="P2" style:family="paragraph" style:parent-style-name="Standard">
      <style:text-properties officeooo:rsid="000c3ab0" officeooo:paragraph-rsid="000c3ab0"/>
    </style:style>
    <style:style style:name="P3" style:family="paragraph" style:parent-style-name="Standard">
      <style:text-properties officeooo:rsid="00171a70" officeooo:paragraph-rsid="00171a70"/>
    </style:style>
    <style:style style:name="P4" style:family="paragraph" style:parent-style-name="Standard">
      <style:text-properties officeooo:rsid="00295fa0" officeooo:paragraph-rsid="00295fa0"/>
    </style:style>
    <style:style style:name="P5" style:family="paragraph" style:parent-style-name="Text_20_body">
      <style:text-properties officeooo:rsid="001b9781" officeooo:paragraph-rsid="001b9781"/>
    </style:style>
    <style:style style:name="P6" style:family="paragraph" style:parent-style-name="Text_20_body">
      <style:text-properties officeooo:rsid="00204f2a" officeooo:paragraph-rsid="00204f2a"/>
    </style:style>
    <style:style style:name="P7" style:family="paragraph" style:parent-style-name="Text_20_body">
      <style:text-properties officeooo:paragraph-rsid="0024dcb0"/>
    </style:style>
    <style:style style:name="P8" style:family="paragraph" style:parent-style-name="Text_20_body">
      <style:text-properties officeooo:rsid="0030547f" officeooo:paragraph-rsid="0032abfb"/>
    </style:style>
    <style:style style:name="P9" style:family="paragraph" style:parent-style-name="Text_20_body">
      <style:text-properties officeooo:rsid="00332bfb" officeooo:paragraph-rsid="00332bfb"/>
    </style:style>
    <style:style style:name="P10" style:family="paragraph" style:parent-style-name="Text_20_body">
      <style:text-properties officeooo:rsid="0041d2be" officeooo:paragraph-rsid="0041d2be"/>
    </style:style>
    <style:style style:name="P11" style:family="paragraph" style:parent-style-name="Text_20_body">
      <style:text-properties officeooo:rsid="0045102d" officeooo:paragraph-rsid="0045102d"/>
    </style:style>
    <style:style style:name="P12" style:family="paragraph" style:parent-style-name="Preformatted_20_Text">
      <style:text-properties fo:font-size="9pt" style:font-size-asian="9pt" style:font-size-complex="9pt"/>
    </style:style>
    <style:style style:name="P13" style:family="paragraph" style:parent-style-name="Preformatted_20_Text">
      <style:paragraph-properties fo:margin-top="0in" fo:margin-bottom="0.1799in" loext:contextual-spacing="false"/>
      <style:text-properties officeooo:paragraph-rsid="001d8821"/>
    </style:style>
    <style:style style:name="P14" style:family="paragraph" style:parent-style-name="Standard">
      <style:text-properties style:font-name="Courier New" fo:font-size="12pt" style:font-size-asian="12pt" style:font-size-complex="12pt"/>
    </style:style>
    <style:style style:name="P15" style:family="paragraph" style:parent-style-name="Standard">
      <style:text-properties style:font-name="Courier New" fo:font-size="12pt" officeooo:rsid="00559068" officeooo:paragraph-rsid="00559068" style:font-size-asian="12pt" style:font-size-complex="12pt"/>
    </style:style>
    <style:style style:name="P16" style:family="paragraph" style:parent-style-name="Standard">
      <style:text-properties style:font-name="Courier New" fo:font-size="12pt" officeooo:paragraph-rsid="007fda63" style:font-size-asian="12pt" style:font-size-complex="12pt"/>
    </style:style>
    <style:style style:name="P17" style:family="paragraph" style:parent-style-name="Heading_20_1">
      <style:text-properties officeooo:rsid="0048881e" officeooo:paragraph-rsid="0048881e"/>
    </style:style>
    <style:style style:name="P18" style:family="paragraph" style:parent-style-name="Heading_20_1">
      <style:text-properties officeooo:rsid="0012235c" officeooo:paragraph-rsid="0012235c"/>
    </style:style>
    <style:style style:name="P19" style:family="paragraph" style:parent-style-name="Heading_20_1">
      <style:text-properties officeooo:paragraph-rsid="0045102d"/>
    </style:style>
    <style:style style:name="P20" style:family="paragraph" style:parent-style-name="Heading_20_2">
      <style:text-properties officeooo:rsid="0014e46e" officeooo:paragraph-rsid="0014e46e"/>
    </style:style>
    <style:style style:name="P21" style:family="paragraph" style:parent-style-name="Heading_20_2">
      <style:text-properties officeooo:paragraph-rsid="002fdf02"/>
    </style:style>
    <style:style style:name="P22" style:family="paragraph" style:parent-style-name="Heading_20_2">
      <style:text-properties officeooo:rsid="0045102d" officeooo:paragraph-rsid="0045102d"/>
    </style:style>
    <style:style style:name="P23" style:family="paragraph" style:parent-style-name="Text_20_body" style:list-style-name="L1">
      <style:text-properties officeooo:rsid="004a8a31" officeooo:paragraph-rsid="00504ff0"/>
    </style:style>
    <style:style style:name="P24" style:family="paragraph" style:parent-style-name="Text_20_body" style:list-style-name="L1">
      <style:text-properties officeooo:rsid="004a8a31" officeooo:paragraph-rsid="00520eee"/>
    </style:style>
    <style:style style:name="P25" style:family="paragraph" style:parent-style-name="Text_20_body" style:list-style-name="L1">
      <style:text-properties officeooo:rsid="004976a2" officeooo:paragraph-rsid="00504ff0"/>
    </style:style>
    <style:style style:name="P26" style:family="paragraph" style:parent-style-name="Text_20_body" style:list-style-name="L1">
      <style:text-properties officeooo:rsid="004976a2" officeooo:paragraph-rsid="00520eee"/>
    </style:style>
    <style:style style:name="P27" style:family="paragraph" style:parent-style-name="Text_20_body" style:list-style-name="L2">
      <style:text-properties officeooo:rsid="0045102d" officeooo:paragraph-rsid="0046241e"/>
    </style:style>
    <style:style style:name="P28" style:family="paragraph" style:parent-style-name="Text_20_body" style:list-style-name="L2">
      <style:text-properties officeooo:rsid="0045102d" officeooo:paragraph-rsid="0045102d"/>
    </style:style>
    <style:style style:name="P29" style:family="paragraph" style:parent-style-name="Text_20_body" style:list-style-name="L2">
      <style:text-properties fo:font-weight="normal" officeooo:rsid="0045102d" officeooo:paragraph-rsid="0046241e" style:font-weight-asian="normal" style:font-weight-complex="normal"/>
    </style:style>
    <style:style style:name="P30" style:family="paragraph" style:parent-style-name="Text_20_body" style:list-style-name="L3">
      <style:text-properties officeooo:rsid="0032abfb" officeooo:paragraph-rsid="0032abfb"/>
    </style:style>
    <style:style style:name="P31" style:family="paragraph" style:parent-style-name="Text_20_body" style:list-style-name="L3">
      <style:text-properties officeooo:rsid="00332bfb" officeooo:paragraph-rsid="00332bfb"/>
    </style:style>
    <style:style style:name="P32" style:family="paragraph" style:parent-style-name="Text_20_body" style:list-style-name="L4">
      <style:text-properties officeooo:rsid="00332bfb" officeooo:paragraph-rsid="00332bfb"/>
    </style:style>
    <style:style style:name="P33" style:family="paragraph" style:parent-style-name="Text_20_body" style:list-style-name="L5">
      <style:text-properties officeooo:paragraph-rsid="0041d2be"/>
    </style:style>
    <style:style style:name="P34" style:family="paragraph" style:parent-style-name="Text_20_body" style:list-style-name="L1">
      <style:text-properties officeooo:rsid="004ee38f" officeooo:paragraph-rsid="004ee38f"/>
    </style:style>
    <style:style style:name="P35" style:family="paragraph" style:parent-style-name="Text_20_body" style:list-style-name="L1">
      <style:text-properties officeooo:rsid="00504ff0" officeooo:paragraph-rsid="00504ff0"/>
    </style:style>
    <style:style style:name="P36" style:family="paragraph" style:parent-style-name="Text_20_body" style:list-style-name="L1">
      <style:text-properties officeooo:rsid="00504ff0" officeooo:paragraph-rsid="00520eee"/>
    </style:style>
    <style:style style:name="P37" style:family="paragraph" style:parent-style-name="Text_20_body">
      <style:text-properties officeooo:rsid="0042733a" officeooo:paragraph-rsid="0042733a"/>
    </style:style>
    <style:style style:name="P38" style:family="paragraph" style:parent-style-name="Text_20_body">
      <style:text-properties officeooo:rsid="00559068" officeooo:paragraph-rsid="00559068"/>
    </style:style>
    <style:style style:name="P39" style:family="paragraph" style:parent-style-name="Text_20_body">
      <style:text-properties officeooo:rsid="00559068" officeooo:paragraph-rsid="007b08a3"/>
    </style:style>
    <style:style style:name="P40" style:family="paragraph" style:parent-style-name="Text_20_body">
      <style:text-properties officeooo:rsid="0057b35b" officeooo:paragraph-rsid="0057b35b"/>
    </style:style>
    <style:style style:name="P41" style:family="paragraph" style:parent-style-name="Text_20_body">
      <style:text-properties style:font-name="Courier New" fo:font-size="10pt" officeooo:rsid="005cc216" officeooo:paragraph-rsid="005cc216" style:font-size-asian="10pt" style:font-size-complex="10pt"/>
    </style:style>
    <style:style style:name="P42" style:family="paragraph" style:parent-style-name="Text_20_body">
      <style:text-properties officeooo:rsid="0060a23d" officeooo:paragraph-rsid="0060a23d"/>
    </style:style>
    <style:style style:name="P43" style:family="paragraph" style:parent-style-name="Text_20_body">
      <style:text-properties officeooo:rsid="006173bf" officeooo:paragraph-rsid="006173bf"/>
    </style:style>
    <style:style style:name="P44" style:family="paragraph" style:parent-style-name="Text_20_body" style:list-style-name="L7">
      <style:text-properties officeooo:rsid="006173bf" officeooo:paragraph-rsid="006173bf"/>
    </style:style>
    <style:style style:name="P45" style:family="paragraph" style:parent-style-name="Text_20_body" style:list-style-name="L8">
      <style:text-properties officeooo:rsid="006173bf" officeooo:paragraph-rsid="0062932c"/>
    </style:style>
    <style:style style:name="P46" style:family="paragraph" style:parent-style-name="Text_20_body" style:list-style-name="L8">
      <style:text-properties officeooo:rsid="006173bf" officeooo:paragraph-rsid="0068adc5"/>
    </style:style>
    <style:style style:name="P47" style:family="paragraph" style:parent-style-name="Text_20_body" style:list-style-name="L8">
      <style:text-properties officeooo:rsid="006173bf" officeooo:paragraph-rsid="006b3a75"/>
    </style:style>
    <style:style style:name="P48" style:family="paragraph" style:parent-style-name="Text_20_body" style:list-style-name="L8">
      <style:text-properties officeooo:rsid="006173bf" officeooo:paragraph-rsid="006e9a58"/>
    </style:style>
    <style:style style:name="P49" style:family="paragraph" style:parent-style-name="Text_20_body" style:list-style-name="L8">
      <style:text-properties officeooo:rsid="006173bf" officeooo:paragraph-rsid="006faf7f"/>
    </style:style>
    <style:style style:name="P50" style:family="paragraph" style:parent-style-name="Text_20_body" style:list-style-name="L8">
      <style:text-properties officeooo:rsid="006173bf" officeooo:paragraph-rsid="00737a0f"/>
    </style:style>
    <style:style style:name="P51" style:family="paragraph" style:parent-style-name="Text_20_body" style:list-style-name="L7">
      <style:text-properties officeooo:rsid="00625fc5" officeooo:paragraph-rsid="00625fc5"/>
    </style:style>
    <style:style style:name="P52" style:family="paragraph" style:parent-style-name="Heading_20_3">
      <style:text-properties officeooo:paragraph-rsid="00546479"/>
    </style:style>
    <style:style style:name="T1" style:family="text">
      <style:text-properties fo:font-style="italic" style:font-style-asian="italic" style:font-style-complex="italic"/>
    </style:style>
    <style:style style:name="T2" style:family="text">
      <style:text-properties fo:font-style="italic" officeooo:rsid="002fdf02" style:font-style-asian="italic" style:font-style-complex="italic"/>
    </style:style>
    <style:style style:name="T3" style:family="text">
      <style:text-properties officeooo:rsid="000eb158"/>
    </style:style>
    <style:style style:name="T4" style:family="text">
      <style:text-properties officeooo:rsid="00127af8"/>
    </style:style>
    <style:style style:name="T5" style:family="text">
      <style:text-properties officeooo:rsid="00146905"/>
    </style:style>
    <style:style style:name="T6" style:family="text">
      <style:text-properties officeooo:rsid="00185c1d"/>
    </style:style>
    <style:style style:name="T7" style:family="text">
      <style:text-properties officeooo:rsid="001a2907"/>
    </style:style>
    <style:style style:name="T8" style:family="text">
      <style:text-properties style:font-name="Courier New"/>
    </style:style>
    <style:style style:name="T9" style:family="text">
      <style:text-properties style:font-name="Courier New" officeooo:rsid="002aaeab"/>
    </style:style>
    <style:style style:name="T10" style:family="text">
      <style:text-properties style:font-name="Courier New" officeooo:rsid="0030547f"/>
    </style:style>
    <style:style style:name="T11" style:family="text">
      <style:text-properties style:font-name="Courier New" officeooo:rsid="00384fb0"/>
    </style:style>
    <style:style style:name="T12" style:family="text">
      <style:text-properties officeooo:rsid="001d8821"/>
    </style:style>
    <style:style style:name="T13" style:family="text">
      <style:text-properties fo:font-weight="bold" style:font-weight-asian="bold" style:font-weight-complex="bold"/>
    </style:style>
    <style:style style:name="T14" style:family="text">
      <style:text-properties officeooo:rsid="0023729d"/>
    </style:style>
    <style:style style:name="T15" style:family="text">
      <style:text-properties officeooo:rsid="00277791"/>
    </style:style>
    <style:style style:name="T16" style:family="text">
      <style:text-properties officeooo:rsid="002aaeab"/>
    </style:style>
    <style:style style:name="T17" style:family="text">
      <style:text-properties officeooo:rsid="002e4294"/>
    </style:style>
    <style:style style:name="T18" style:family="text">
      <style:text-properties officeooo:rsid="002fdf02"/>
    </style:style>
    <style:style style:name="T19" style:family="text">
      <style:text-properties officeooo:rsid="0032abfb"/>
    </style:style>
    <style:style style:name="T20" style:family="text">
      <style:text-properties officeooo:rsid="00332bfb"/>
    </style:style>
    <style:style style:name="T21" style:family="text">
      <style:text-properties officeooo:rsid="00384fb0"/>
    </style:style>
    <style:style style:name="T22" style:family="text">
      <style:text-properties officeooo:rsid="003bd951"/>
    </style:style>
    <style:style style:name="T23" style:family="text">
      <style:text-properties officeooo:rsid="003c6069"/>
    </style:style>
    <style:style style:name="T24" style:family="text">
      <style:text-properties style:text-position="sub 58%"/>
    </style:style>
    <style:style style:name="T25" style:family="text">
      <style:text-properties style:text-position="sub 58%" officeooo:rsid="00419562"/>
    </style:style>
    <style:style style:name="T26" style:family="text">
      <style:text-properties style:text-position="sub 58%" officeooo:rsid="003fde4b"/>
    </style:style>
    <style:style style:name="T27" style:family="text">
      <style:text-properties style:text-position="sub 58%" officeooo:rsid="003ebd9e"/>
    </style:style>
    <style:style style:name="T28" style:family="text">
      <style:text-properties style:text-position="sub 58%" officeooo:rsid="0041d2be"/>
    </style:style>
    <style:style style:name="T29" style:family="text">
      <style:text-properties style:text-position="sub 58%" officeooo:rsid="0042733a"/>
    </style:style>
    <style:style style:name="T30" style:family="text">
      <style:text-properties officeooo:rsid="003fde4b"/>
    </style:style>
    <style:style style:name="T31" style:family="text">
      <style:text-properties officeooo:rsid="003ebd9e"/>
    </style:style>
    <style:style style:name="T32" style:family="text">
      <style:text-properties officeooo:rsid="0043eb54"/>
    </style:style>
    <style:style style:name="T33" style:family="text">
      <style:text-properties officeooo:rsid="00443327"/>
    </style:style>
    <style:style style:name="T34" style:family="text">
      <style:text-properties officeooo:rsid="0046241e"/>
    </style:style>
    <style:style style:name="T35" style:family="text">
      <style:text-properties officeooo:rsid="004c1ab6"/>
    </style:style>
    <style:style style:name="T36" style:family="text">
      <style:text-properties officeooo:rsid="004dfa96"/>
    </style:style>
    <style:style style:name="T37" style:family="text">
      <style:text-properties officeooo:rsid="00520eee"/>
    </style:style>
    <style:style style:name="T38" style:family="text">
      <style:text-properties fo:color="#000000" fo:font-size="9.5pt" style:font-size-asian="9.5pt" fo:background-color="#ffffff"/>
    </style:style>
    <style:style style:name="T39" style:family="text">
      <style:text-properties fo:color="#000000" fo:font-size="9.5pt" fo:background-color="#ffd8ce" loext:char-shading-value="0" style:font-size-asian="9.5pt"/>
    </style:style>
    <style:style style:name="T40" style:family="text">
      <style:text-properties fo:color="#000000" fo:font-size="9.5pt" fo:background-color="#e8f2a1" loext:char-shading-value="0" style:font-size-asian="9.5pt"/>
    </style:style>
    <style:style style:name="T41" style:family="text">
      <style:text-properties fo:color="#000000" fo:background-color="#ffffff"/>
    </style:style>
    <style:style style:name="T42" style:family="text">
      <style:text-properties fo:color="#000000" fo:background-color="#ffd8ce" loext:char-shading-value="0"/>
    </style:style>
    <style:style style:name="T43" style:family="text">
      <style:text-properties fo:color="#000000" fo:background-color="#e8f2a1" loext:char-shading-value="0"/>
    </style:style>
    <style:style style:name="T44" style:family="text">
      <style:text-properties fo:color="#000000" officeooo:rsid="007cbb65" fo:background-color="#e8f2a1" loext:char-shading-value="0"/>
    </style:style>
    <style:style style:name="T45" style:family="text">
      <style:text-properties officeooo:rsid="0057024e"/>
    </style:style>
    <style:style style:name="T46" style:family="text">
      <style:text-properties fo:background-color="#e8f2a1" loext:char-shading-value="0"/>
    </style:style>
    <style:style style:name="T47" style:family="text">
      <style:text-properties style:font-name="Courier New"/>
    </style:style>
    <style:style style:name="T48" style:family="text">
      <style:text-properties style:font-name="Courier New" officeooo:rsid="0057845a"/>
    </style:style>
    <style:style style:name="T49" style:family="text">
      <style:text-properties style:font-name="Courier New" officeooo:rsid="0057024e"/>
    </style:style>
    <style:style style:name="T50" style:family="text">
      <style:text-properties style:font-name="Courier New" officeooo:rsid="0058b092"/>
    </style:style>
    <style:style style:name="T51" style:family="text">
      <style:text-properties style:font-name="Courier New" officeooo:rsid="005cf0c1"/>
    </style:style>
    <style:style style:name="T52" style:family="text">
      <style:text-properties style:font-name="Courier New" officeooo:rsid="00625504"/>
    </style:style>
    <style:style style:name="T53" style:family="text">
      <style:text-properties style:font-name="Courier New" officeooo:rsid="0062932c"/>
    </style:style>
    <style:style style:name="T54" style:family="text">
      <style:text-properties style:font-name="Courier New" officeooo:rsid="00682f90"/>
    </style:style>
    <style:style style:name="T55" style:family="text">
      <style:text-properties style:font-name="Courier New" officeooo:rsid="0068adc5"/>
    </style:style>
    <style:style style:name="T56" style:family="text">
      <style:text-properties style:font-name="Courier New" officeooo:rsid="006faf7f"/>
    </style:style>
    <style:style style:name="T57" style:family="text">
      <style:text-properties style:font-name="Courier New" officeooo:rsid="0071ccc5"/>
    </style:style>
    <style:style style:name="T58" style:family="text">
      <style:text-properties officeooo:rsid="0058b092"/>
    </style:style>
    <style:style style:name="T59" style:family="text">
      <style:text-properties officeooo:rsid="005aa880"/>
    </style:style>
    <style:style style:name="T60" style:family="text">
      <style:text-properties officeooo:rsid="005cc216"/>
    </style:style>
    <style:style style:name="T61" style:family="text">
      <style:text-properties officeooo:rsid="005e2ef1"/>
    </style:style>
    <style:style style:name="T62" style:family="text">
      <style:text-properties officeooo:rsid="006173bf"/>
    </style:style>
    <style:style style:name="T63" style:family="text">
      <style:text-properties officeooo:rsid="00625504"/>
    </style:style>
    <style:style style:name="T64" style:family="text">
      <style:text-properties officeooo:rsid="00682f90"/>
    </style:style>
    <style:style style:name="T65" style:family="text">
      <style:text-properties officeooo:rsid="0068adc5"/>
    </style:style>
    <style:style style:name="T66" style:family="text">
      <style:text-properties officeooo:rsid="006d104d"/>
    </style:style>
    <style:style style:name="T67" style:family="text">
      <style:text-properties officeooo:rsid="006faf7f"/>
    </style:style>
    <style:style style:name="T68" style:family="text">
      <style:text-properties officeooo:rsid="007524c2"/>
    </style:style>
    <style:style style:name="T69" style:family="text">
      <style:text-properties officeooo:rsid="00775452"/>
    </style:style>
    <style:style style:name="T70" style:family="text">
      <style:text-properties officeooo:rsid="0078cd3f"/>
    </style:style>
    <style:style style:name="T71" style:family="text">
      <style:text-properties officeooo:rsid="007a321f"/>
    </style:style>
    <style:style style:name="T72" style:family="text">
      <style:text-properties officeooo:rsid="007b08a3"/>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licode Software Design Specification</text:p>
      <text:h text:style-name="Heading_20_1" text:outline-level="1"><text:bookmark-start text:name="__RefHeading___Toc111_1903247059"/>In<text:span text:style-name="T3">t</text:span>roduction<text:bookmark-end text:name="__RefHeading___Toc111_1903247059"/></text:h>
      <text:p text:style-name="P2">This document gives the software design specification which impelements the Replicode language specification in <text:span text:style-name="T1">Replicode: A Constructivist Programming Language and Paradigm,</text:span><text:note text:id="ftn1" text:note-class="footnote"><text:note-citation>1</text:note-citation><text:note-body><text:p text:style-name="Footnote"><text:a xlink:type="simple" xlink:href="https://github.com/IIIM-IS/replicode/blob/master/Replicode_A_constructivist_programming_paradigm_and_language_2013.pdf" text:style-name="Internet_20_link" text:visited-style-name="Visited_20_Internet_20_Link">https://github.com/IIIM-IS/replicode/blob/master/Replicode_A_constructivist_programming_paradigm_and_language_2013.pdf</text:a></text:p></text:note-body></text:note> <text:span text:style-name="T5">version 2.0, revision 4.</text:span> <text:span text:style-name="T5">This corresponds to version 1.2 of the</text:span> <text:span text:style-name="T5">C++ </text:span>Replicode code base.<text:note text:id="ftn2" text:note-class="footnote"><text:note-citation>2</text:note-citation><text:note-body><text:p text:style-name="Footnote"><text:a xlink:type="simple" xlink:href="https://github.com/IIIM-IS/replicode" text:style-name="Internet_20_link" text:visited-style-name="Visited_20_Internet_20_Link">https://github.com/IIIM-IS/replicode</text:a></text:p></text:note-body></text:note> <text:span text:style-name="T5">We detail the code’s classes and architecture, </text:span>and how they achieve the functionality <text:span text:style-name="T4">of</text:span> the language specification.</text:p>
      <text:p text:style-name="P3">Below, we first describe the <text:span text:style-name="T1">memory </text:span><text:span text:style-name="T2">containers</text:span> that hold objects and process jobs. These are used in the three main phases of operation: <text:span text:style-name="T1">compiler</text:span>, <text:span text:style-name="T1">executive</text:span> and <text:span text:style-name="T1">decompiler</text:span>. The compiler takes the initialization settings and seed code and loads up the memory <text:span text:style-name="T18">containers</text:span> for the executive. The executive performs the main operation by modifying, moving, creating <text:span text:style-name="T6">and deleting</text:span> objects and process jobs. Finally, the decompiler converts memory objects into human readable form for monitoring during runtime and to produce the final output when the executive finishes. <text:span text:style-name="T7">We will describe these in detail later, but first it will help to briefly describe how they function in the “Hello world” example.</text:span></text:p>
      <text:h text:style-name="Heading_20_2" text:outline-level="2">Hello world</text:h>
      <text:p text:style-name="P5">When you first build Replicode, it is ready to run the “Hello world” example. On Windows, install Visual Studio 2017 Community Edition or equivalent. In a command prompt, clone the <text:span text:style-name="T14">repository</text:span>:</text:p>
      <text:p text:style-name="P13">git clone --recursive https://github.com/IIIM-IS/replicode</text:p>
      <text:p text:style-name="P5">In Visual Studio, open the solution file <text:span text:style-name="T8">Replicode.sln</text:span> . <text:span text:style-name="T12">Press F5 to compile and run. It should print the following:</text:span></text:p>
      <text:p text:style-name="Preformatted_20_Text">&gt; compiling ...</text:p>
      <text:p text:style-name="Preformatted_20_Text">&gt; usr operators initialized</text:p>
      <text:p text:style-name="Preformatted_20_Text">&gt; user-defined operator library ./usr_operators.dll loaded</text:p>
      <text:p text:style-name="Preformatted_20_Text">&gt; ... done</text:p>
      <text:p text:style-name="Preformatted_20_Text">&gt; running for 10000 ms</text:p>
      <text:p text:style-name="Preformatted_20_Text"/>
      <text:p text:style-name="Preformatted_20_Text">0s:51ms:336us: <text:span text:style-name="T13">hello world 1</text:span></text:p>
      <text:p text:style-name="Preformatted_20_Text"/>
      <text:p text:style-name="Preformatted_20_Text">&gt; shutting rMem down...</text:p>
      <text:p text:style-name="Preformatted_20_Text">&gt; DECOMPILATION</text:p>
      <text:p text:style-name="Preformatted_20_Text">&gt; image taken at: Fri Apr 17 2020 08:29:12:768:436 GMT</text:p>
      <text:p text:style-name="Preformatted_20_Text">&gt; 0 objects</text:p>
      <text:p text:style-name="P6">The main result is to print “hello world 1”. <text:span text:style-name="T14">The details are provided below, but here we briefly describe the operation of Replicode to produce this result.</text:span></text:p>
      <text:p text:style-name="P7"><text:soft-page-break/><text:span text:style-name="T15">When initializing, Replicode loads the settings file. If not specified on the command line, the default is </text:span><text:a xlink:type="simple" xlink:href="https://github.com/IIIM-IS/replicode/blob/master/AERA/settings.xml" text:style-name="Internet_20_link" text:visited-style-name="Visited_20_Internet_20_Link"><text:span text:style-name="T15">AERA/settings.xml</text:span></text:a><text:span text:style-name="T15"> which says </text:span><text:span text:style-name="T8">source_file_name="../Test/V1.2/main.replicode"</text:span> . <text:span text:style-name="T15">In </text:span><text:a xlink:type="simple" xlink:href="https://github.com/IIIM-IS/replicode/blob/master/AERA/replicode_v1.2/main.replicode" text:style-name="Internet_20_link" text:visited-style-name="Visited_20_Internet_20_Link"><text:span text:style-name="T15">AERA/replicode_v1.2/main.replicode</text:span></text:a><text:span text:style-name="T15"> it says </text:span><text:span text:style-name="T8">!load hello.world.1.replicode</text:span> . <text:s/><text:span text:style-name="T15">And </text:span><text:a xlink:type="simple" xlink:href="https://github.com/IIIM-IS/replicode/blob/master/AERA/replicode_v1.2/hello.world.1.replicode" text:style-name="Internet_20_link" text:visited-style-name="Visited_20_Internet_20_Link"><text:span text:style-name="T15">AERA/replicode_v1.2/hello.world.1.replicode</text:span></text:a><text:span text:style-name="T15"> says the following. (More details are in the comments.)</text:span></text:p>
      <text:p text:style-name="P12">pgm0:(pgm |[] |[] |[] []</text:p>
      <text:p text:style-name="P12"><text:s text:c="3"/>(prb [1 "print" "hello world 1" |[]])</text:p>
      <text:p text:style-name="P12">1) |[]</text:p>
      <text:p text:style-name="P12"/>
      <text:p text:style-name="P12">ipgm0:(ipgm pgm0 |[] RUN_ONCE 50000us VOLATILE SILENT 1) [[SYNC_ONCE now 0 1 stdin nil 1]]</text:p>
      <text:p text:style-name="P4"><text:span text:style-name="T16">T</text:span>his is not the place to explain Replicode syntax in detail. <text:span text:style-name="T16">In brief</text:span>, <text:span text:style-name="T16">this code creates a program </text:span><text:span text:style-name="T9">pgm0</text:span><text:span text:style-name="T16"> with a command to print “hello world 1”, <text:s/>and uses </text:span><text:span text:style-name="T9">ipgm</text:span><text:span text:style-name="T16"> to instantiate this program.</text:span></text:p>
      <text:h text:style-name="P17" text:outline-level="1">Theory</text:h>
      <text:list xml:id="list1345210608" text:style-name="L1">
        <text:list-item>
          <text:p text:style-name="P34">Facts / Success</text:p>
          <text:list>
            <text:list-item>
              <text:p text:style-name="P35">Non-simulated</text:p>
              <text:list>
                <text:list-item>
                  <text:p text:style-name="P23">State</text:p>
                  <text:list>
                    <text:list-item>
                      <text:p text:style-name="P25">Non-simulated <text:span text:style-name="T35">state</text:span> prediction</text:p>
                    </text:list-item>
                    <text:list-item>
                      <text:p text:style-name="P25">Non-simulated <text:span text:style-name="T35">state</text:span> goal</text:p>
                    </text:list-item>
                  </text:list>
                </text:list-item>
                <text:list-item>
                  <text:p text:style-name="P23">Command</text:p>
                  <text:list>
                    <text:list-item>
                      <text:p text:style-name="P25">Non-simulated <text:span text:style-name="T35">command</text:span> prediction</text:p>
                    </text:list-item>
                    <text:list-item>
                      <text:p text:style-name="P25">Non-simulated <text:span text:style-name="T35">command</text:span> goal</text:p>
                    </text:list-item>
                  </text:list>
                </text:list-item>
                <text:list-item>
                  <text:p text:style-name="P23">Instantiated model <text:span text:style-name="T35">(imdl)</text:span></text:p>
                  <text:list>
                    <text:list-item>
                      <text:p text:style-name="P25">Non-simulated <text:span text:style-name="T35">imdl</text:span> prediction</text:p>
                    </text:list-item>
                    <text:list-item>
                      <text:p text:style-name="P25">Non-simulated <text:span text:style-name="T35">imdl</text:span> goal</text:p>
                    </text:list-item>
                  </text:list>
                </text:list-item>
              </text:list>
            </text:list-item>
            <text:list-item>
              <text:p text:style-name="P35">Simulated</text:p>
              <text:list>
                <text:list-item>
                  <text:p text:style-name="P23">State</text:p>
                  <text:list>
                    <text:list-item>
                      <text:p text:style-name="P25">Simulated <text:span text:style-name="T35">state</text:span> prediction</text:p>
                    </text:list-item>
                    <text:list-item>
                      <text:p text:style-name="P25">Simulated <text:span text:style-name="T35">state</text:span> goal</text:p>
                    </text:list-item>
                  </text:list>
                </text:list-item>
                <text:list-item>
                  <text:p text:style-name="P23">Command</text:p>
                  <text:list>
                    <text:list-item>
                      <text:p text:style-name="P25">Simulated <text:span text:style-name="T35">command</text:span> prediction</text:p>
                    </text:list-item>
                    <text:list-item>
                      <text:p text:style-name="P25">Simulated <text:span text:style-name="T35">command</text:span> goal</text:p>
                    </text:list-item>
                  </text:list>
                </text:list-item>
                <text:list-item>
                  <text:p text:style-name="P23">Instantiated model <text:span text:style-name="T35">(imdl)</text:span></text:p>
                  <text:list>
                    <text:list-item>
                      <text:p text:style-name="P25">Simulated <text:span text:style-name="T35">imdl</text:span> prediction</text:p>
                    </text:list-item>
                    <text:list-item>
                      <text:p text:style-name="P25"><text:soft-page-break/>Simulated <text:span text:style-name="T35">imdl</text:span> goal</text:p>
                    </text:list-item>
                  </text:list>
                </text:list-item>
              </text:list>
            </text:list-item>
          </text:list>
        </text:list-item>
        <text:list-item>
          <text:p text:style-name="P34">Anti-Facts / Failure</text:p>
          <text:list>
            <text:list-item>
              <text:p text:style-name="P36">Non-simulated</text:p>
              <text:list>
                <text:list-item>
                  <text:p text:style-name="P24">State</text:p>
                  <text:list>
                    <text:list-item>
                      <text:p text:style-name="P26">Non-simulated <text:span text:style-name="T35">state</text:span> <text:span text:style-name="T37">anti-</text:span>prediction</text:p>
                    </text:list-item>
                    <text:list-item>
                      <text:p text:style-name="P26">Non-simulated <text:span text:style-name="T35">state</text:span> <text:span text:style-name="T37">anti-</text:span>goal</text:p>
                    </text:list-item>
                  </text:list>
                </text:list-item>
                <text:list-item>
                  <text:p text:style-name="P24">Command</text:p>
                  <text:list>
                    <text:list-item>
                      <text:p text:style-name="P26">Non-simulated <text:span text:style-name="T35">command</text:span> <text:span text:style-name="T37">anti-</text:span>prediction</text:p>
                    </text:list-item>
                    <text:list-item>
                      <text:p text:style-name="P26">Non-simulated <text:span text:style-name="T35">command</text:span> <text:span text:style-name="T37">anti-</text:span>goal</text:p>
                    </text:list-item>
                  </text:list>
                </text:list-item>
                <text:list-item>
                  <text:p text:style-name="P24">Instantiated model <text:span text:style-name="T35">(imdl)</text:span></text:p>
                  <text:list>
                    <text:list-item>
                      <text:p text:style-name="P26">Non-simulated <text:span text:style-name="T35">imdl</text:span> <text:span text:style-name="T37">anti-</text:span>prediction</text:p>
                    </text:list-item>
                    <text:list-item>
                      <text:p text:style-name="P26">Non-simulated <text:span text:style-name="T35">imdl</text:span> <text:span text:style-name="T37">anti-</text:span>goal</text:p>
                    </text:list-item>
                  </text:list>
                </text:list-item>
              </text:list>
            </text:list-item>
            <text:list-item>
              <text:p text:style-name="P36">Simulated</text:p>
              <text:list>
                <text:list-item>
                  <text:p text:style-name="P24">State</text:p>
                  <text:list>
                    <text:list-item>
                      <text:p text:style-name="P26">Simulated <text:span text:style-name="T35">state</text:span> <text:span text:style-name="T37">anti-</text:span>prediction</text:p>
                    </text:list-item>
                    <text:list-item>
                      <text:p text:style-name="P26">Simulated <text:span text:style-name="T35">state</text:span> <text:span text:style-name="T37">anti-</text:span>goal</text:p>
                    </text:list-item>
                  </text:list>
                </text:list-item>
                <text:list-item>
                  <text:p text:style-name="P24">Command</text:p>
                  <text:list>
                    <text:list-item>
                      <text:p text:style-name="P26">Simulated <text:span text:style-name="T35">command</text:span> <text:span text:style-name="T37">anti-</text:span>prediction</text:p>
                    </text:list-item>
                    <text:list-item>
                      <text:p text:style-name="P26">Simulated <text:span text:style-name="T35">command</text:span> <text:span text:style-name="T37">anti-</text:span>goal</text:p>
                    </text:list-item>
                  </text:list>
                </text:list-item>
                <text:list-item>
                  <text:p text:style-name="P24">Instantiated model <text:span text:style-name="T35">(imdl)</text:span></text:p>
                  <text:list>
                    <text:list-item>
                      <text:p text:style-name="P26">Simulated <text:span text:style-name="T35">imdl</text:span> <text:span text:style-name="T37">anti-</text:span>prediction</text:p>
                    </text:list-item>
                    <text:list-item>
                      <text:p text:style-name="P26">Simulated <text:span text:style-name="T35">imdl</text:span> <text:span text:style-name="T37">anti-</text:span>goal</text:p>
                    </text:list-item>
                  </text:list>
                </text:list-item>
              </text:list>
            </text:list-item>
          </text:list>
        </text:list-item>
      </text:list>
      <text:h text:style-name="P18" text:outline-level="1"><text:soft-page-break/>Memory <text:span text:style-name="T18">containers</text:span></text:h>
      <text:h text:style-name="P20" text:outline-level="2">Groups</text:h>
      <text:h text:style-name="P21" text:outline-level="2">Reduction job queue</text:h>
      <text:h text:style-name="Heading_20_2" text:outline-level="2">Time job queue</text:h>
      <text:h text:style-name="P22" text:outline-level="2">How do I reference thee? Let me count the ways</text:h>
      <text:p text:style-name="P11">Replicode uses various ways to reference an object.</text:p>
      <text:list xml:id="list398045036" text:style-name="L2">
        <text:list-item>
          <text:p text:style-name="P27">Memory pointer: <text:span text:style-name="T34">When running, objects reference other objects by memory pointer. The OID, label or other identifier of the referenced object doesn’t matter.</text:span></text:p>
        </text:list-item>
        <text:list-item>
          <text:p text:style-name="P29">Label:</text:p>
        </text:list-item>
        <text:list-item>
          <text:p text:style-name="P28">Compiler list index:</text:p>
        </text:list-item>
        <text:list-item>
          <text:p text:style-name="P28">Runtime object store index:</text:p>
        </text:list-item>
        <text:list-item>
          <text:p text:style-name="P28">OID:</text:p>
        </text:list-item>
        <text:list-item>
          <text:p text:style-name="P28">De<text:span text:style-name="T36">tail</text:span> OID:</text:p>
        </text:list-item>
        <text:list-item>
          <text:p text:style-name="P28">RawPointer:</text:p>
        </text:list-item>
        <text:list-item>
          <text:p text:style-name="P28">SysObject references pointer:</text:p>
        </text:list-item>
      </text:list>
      <text:h text:style-name="P19" text:outline-level="1"><text:bookmark-start text:name="__RefHeading___Toc113_1903247059"/>Compiler <text:span text:style-name="T5">and initialization</text:span><text:bookmark-end text:name="__RefHeading___Toc113_1903247059"/></text:h>
      <text:h text:style-name="Heading_20_1" text:outline-level="1"><text:bookmark-start text:name="__RefHeading___Toc115_1903247059"/>Executive <text:span text:style-name="T17">and Auto Focus</text:span><text:bookmark-end text:name="__RefHeading___Toc115_1903247059"/></text:h>
      <text:h text:style-name="Heading_20_2" text:outline-level="2">Controllers</text:h>
      <text:p text:style-name="P8">Each model, composite state, or program has a <text:span text:style-name="T20">C</text:span>ontroller created for it. The <text:span text:style-name="T20">C</text:span>ontroller <text:span text:style-name="T19">can </text:span>hold state such as the set of requirements for a model. Each <text:span text:style-name="T20">C</text:span>ontroller has a method <text:span text:style-name="T8">reduce(input)</text:span>. <text:span text:style-name="T19">This method is called upon running the ReductionJob or TimeJob which was created for it. The </text:span><text:span text:style-name="T8">reduce(input)</text:span><text:span text:style-name="T19"> method operates on these inputs:</text:span></text:p>
      <text:list xml:id="list1030448721" text:style-name="L3">
        <text:list-item>
          <text:p text:style-name="P30">The <text:span text:style-name="T8">input</text:span> parameter, which was stored in the ReductionJob or TimeJob, <text:span text:style-name="T20">for example a newly injected Fact.</text:span></text:p>
        </text:list-item>
        <text:list-item>
          <text:p text:style-name="P31">The state of the controller at invocation.</text:p>
        </text:list-item>
        <text:list-item>
          <text:p text:style-name="P31">Objects pointed to by the controller. The <text:s/><text:span text:style-name="T10">reduce(input)</text:span><text:span text:style-name="T19"> method </text:span>does not <text:span text:style-name="T22">otherwise</text:span> scan the global memory for objects <text:span text:style-name="T22">to process</text:span>.</text:p>
        </text:list-item>
      </text:list>
      <text:p text:style-name="P9"><text:soft-page-break/>The <text:s/><text:span text:style-name="T10">reduce(input)</text:span><text:span text:style-name="T19"> method </text:span>has these outputs:</text:p>
      <text:list xml:id="list3882552127" text:style-name="L4">
        <text:list-item>
          <text:p text:style-name="P32">Updated state of the controller, including new objects (such as model requirements) which are not injected into global memory.</text:p>
        </text:list-item>
        <text:list-item>
          <text:p text:style-name="P32">Modification of existing objects (such as a model success rate).</text:p>
        </text:list-item>
        <text:list-item>
          <text:p text:style-name="P32">New objects which are injected into global memory. <text:span text:style-name="T23">These may include mk.rdx notification objects which list the inputs and outputs of the reduction, as described in section “Notification of Reduction” of the Replicode language specification. As explained below, the global memory is just a memory management mechanism – to be processed, the object must be an input to a ReductionJob or TimeJob.</text:span></text:p>
        </text:list-item>
        <text:list-item>
          <text:p text:style-name="P32"><text:span text:style-name="T21">New</text:span> ReductionJob<text:span text:style-name="T21">s</text:span> or TimeJob<text:span text:style-name="T21">s</text:span> <text:span text:style-name="T21">to process each newly injected object</text:span>. <text:span text:style-name="T21">Effectively, a job is a dispatched call to </text:span><text:span text:style-name="T11">controller-&gt;reduce(input)</text:span><text:span text:style-name="T21"> for each controller which may be able to process the input. A ReductionJob is to be run as soon as possible. A TimeJob is given a target time to run later.</text:span></text:p>
        </text:list-item>
      </text:list>
      <text:p text:style-name="P10">At the highest level, this outlines the following example explanations:</text:p>
      <text:list xml:id="list884778202" text:style-name="L5">
        <text:list-item>
          <text:p text:style-name="P33"><text:span text:style-name="T31">“What made object O</text:span><text:span text:style-name="T29">x</text:span><text:span text:style-name="T31">?” “At time T</text:span><text:span text:style-name="T25">1</text:span><text:span text:style-name="T31">, controller C</text:span><text:span text:style-name="T25">1</text:span><text:span text:style-name="T31"> did a reduction on input object O</text:span><text:span text:style-name="T25">1</text:span><text:span text:style-name="T31">”. </text:span></text:p>
        </text:list-item>
        <text:list-item>
          <text:p text:style-name="P33"><text:span text:style-name="T31">“What invoked that reduction?” “The executive ran the ReductionJob which was created for the controller and input at time T</text:span><text:span text:style-name="T27">2</text:span><text:span text:style-name="T31"> when controller C</text:span><text:span text:style-name="T27">2</text:span><text:span text:style-name="T31"> (possibly the same controller) did a reduction on input O</text:span><text:span text:style-name="T27">2</text:span><text:span text:style-name="T31">”.</text:span></text:p>
        </text:list-item>
        <text:list-item>
          <text:p text:style-name="P33"><text:span text:style-name="T31">“What made controller C</text:span><text:span text:style-name="T25">1</text:span><text:span text:style-name="T31">?” “It was made as the controller for model M</text:span><text:span text:style-name="T26">1</text:span><text:span text:style-name="T30"> which was made at time T</text:span><text:span text:style-name="T25">3</text:span><text:span text:style-name="T31"> when controller C</text:span><text:span text:style-name="T28">3</text:span><text:span text:style-name="T31"> did a reduction on input O</text:span><text:span text:style-name="T27">3</text:span><text:span text:style-name="T31">”.</text:span></text:p>
        </text:list-item>
      </text:list>
      <text:p text:style-name="P37">There could be more <text:span text:style-name="T32">detailed </text:span>questions like “Why did the reduction make object O<text:span text:style-name="T24">x</text:span>?” <text:span text:style-name="T33">B</text:span>ut since a single reduction runs almost instantly, all the outputs and changes are determined by the input object and the state of the controller and <text:span text:style-name="T33">the state of the objects it points to</text:span> when invoked. <text:span text:style-name="T32">Thus, more detailed questions can be explained by standard static function tracing.</text:span></text:p>
      <text:h text:style-name="P52" text:outline-level="3">Example: <text:span text:style-name="T71">Model controller reduce to predict hand position</text:span></text:h>
      <text:p text:style-name="P39">As an example, in the hand-grab-sphere<text:note text:id="ftn0" text:note-class="footnote"><text:note-citation>3</text:note-citation><text:note-body><text:p text:style-name="Footnote"><text:a xlink:type="simple" xlink:href="https://github.com/IIIM-IS/replicode/blob/master/AERA/replicode_v1.2/hand-grab-sphere.replicode" text:style-name="Internet_20_link" text:visited-style-name="Visited_20_Internet_20_Link">https://github.com/IIIM-IS/replicode/blob/master/AERA/replicode_v1.2/hand-grab-sphere.replicode</text:a></text:p></text:note-body></text:note> task, the hand <text:span text:style-name="T51">h</text:span> has position 25 and <text:span text:style-name="T61">the </text:span>simulation commits to the command to move the hand by -20, <text:span text:style-name="T60">so that the new position will be 5</text:span>. When the command is ejected to the I/O device, the executive injects <text:span text:style-name="T48">fact_251</text:span> <text:span text:style-name="T72">as the</text:span> “efferent copy” of the command:</text:p>
      <text:p text:style-name="P15"><text:span text:style-name="T41">fact_251:(fact (cmd move [h -20]) 0s:300ms:0us 0s:400ms:0us)</text:span></text:p>
      <text:p text:style-name="P38">As explained above, when the executive “injects” an input it creates reduction jobs for each of the active controllers which will run <text:span text:style-name="T11">controller-&gt;reduce(input)</text:span>. <text:span text:style-name="T45">In this example, we are interested in the controller for the following model </text:span><text:span text:style-name="T49">M0</text:span><text:span text:style-name="T45"> (model guards are removed for brevity):</text:span></text:p>
      <text:p text:style-name="P38"/>
      <text:p text:style-name="P15"><text:soft-page-break/><text:span text:style-name="T41">M0:(mdl [H: P0: T0: T1:]</text:span></text:p>
      <text:p text:style-name="P16"><text:span text:style-name="T41">[]</text:span></text:p>
      <text:p text:style-name="P14"><text:span text:style-name="T41"><text:s text:c="3"/></text:span><text:span text:style-name="T42">(fact (cmd move [H: DeltaP:] :) T2: T1_cmd: : :)</text:span></text:p>
      <text:p text:style-name="P14"><text:span text:style-name="T41"><text:s text:c="3"/></text:span><text:span text:style-name="T43">(fact (mk.val H: position P1: :) T1_RHS: T3: : :)</text:span><text:span text:style-name="T44">)</text:span></text:p>
      <text:p text:style-name="P40">The input fact <text:span text:style-name="T48">fact_251</text:span> <text:span text:style-name="T59">matches the L</text:span>HS of model <text:span text:style-name="T49">M0</text:span> (highlighted in red), <text:span text:style-name="T58">so the controller’s </text:span><text:span text:style-name="T50">reduce</text:span><text:span text:style-name="T58"> method uses the RHS (highlighted in green) to inject the prediction </text:span><text:span text:style-name="T50">fact_253</text:span><text:span text:style-name="T58"> (shown simplified):</text:span></text:p>
      <text:p text:style-name="P41">fact_253:(fact (pred <text:span text:style-name="T46">(fact (mk.val h position 5) 0s:400ms:0us 0s:500ms:0us)</text:span>))</text:p>
      <text:p text:style-name="P42"><text:span text:style-name="T62">Suppose we want to reproduce the behavior of</text:span> the controller’s <text:span text:style-name="T8">reduce</text:span> method. <text:span text:style-name="T62">If the input</text:span> is <text:span text:style-name="T8">fact_251</text:span> and the “output” is <text:span text:style-name="T62">many reduction jobs for the injected prediction</text:span> <text:span text:style-name="T8">fact_253</text:span>, <text:span text:style-name="T62">then </text:span>what <text:span text:style-name="T62">other </text:span>state is used and <text:span text:style-name="T68">what other state is </text:span>changed by the controller <text:span text:style-name="T62">which could affect later behavior</text:span>?</text:p>
      <text:p text:style-name="P43">STATE USED:</text:p>
      <text:list xml:id="list4253201851" text:style-name="L7">
        <text:list-item>
          <text:p text:style-name="P44"><text:span text:style-name="T8">Now()</text:span>: Many steps in the <text:span text:style-name="T8">reduce</text:span> method call <text:span text:style-name="T8">Now()</text:span> to get the current time. This must be mentioned because if you want reproduce the behavior of <text:span text:style-name="T8">reduce</text:span> then you must use the same value <text:span text:style-name="T69">returned by</text:span> <text:span text:style-name="T8">Now()</text:span>.</text:p>
        </text:list-item>
        <text:list-item>
          <text:p text:style-name="P44"><text:span text:style-name="T52">r</text:span><text:span text:style-name="T8">equirements_</text:span>: <text:span text:style-name="T63">This is the controller’s main list of active requirements. Previously, a requirement model made a predicted imdl and attached it to this controller’s </text:span><text:span text:style-name="T52">requirements_</text:span><text:span text:style-name="T63">.</text:span></text:p>
        </text:list-item>
        <text:list-item>
          <text:p text:style-name="P44"><text:span text:style-name="T8">weak_requirement_count_</text:span>, <text:span text:style-name="T8">strong_requirement_count_</text:span>: <text:span text:style-name="T63">These are assigned when the model is first created along with its requirement model. They are used to determine how the controller with process </text:span><text:span text:style-name="T52">requirements_</text:span><text:span text:style-name="T63">. These may never change, but they can change if the pattern matcher builds a new weak or strong requirement model which targets this model (or if a requirement model fails and is removed).</text:span></text:p>
        </text:list-item>
        <text:list-item>
          <text:p text:style-name="P51">Model confidence: The model object itself (not the controller) has several mutable parameters like success rate and confidence. The model’s confidence is used in computing the confidence of the prediction fact. The model’s confidence can change over time, so to reproduce the behavior of the <text:span text:style-name="T8">reduce</text:span> method, we would have to specify its value when <text:span text:style-name="T8">reduce</text:span> is called.</text:p>
        </text:list-item>
      </text:list>
      <text:p text:style-name="P43">STATE CHANGED:</text:p>
      <text:list xml:id="list1614627645" text:style-name="L8">
        <text:list-item>
          <text:p text:style-name="P45"><text:span text:style-name="T52">r</text:span><text:span text:style-name="T8">equirements_</text:span>: <text:span text:style-name="T63">In general, the executive does maintenance of memory structures while using them (as opposed to a separate maintenance thread). So when </text:span><text:span text:style-name="T52">reduce</text:span><text:span text:style-name="T63"> is scanning the list of requirements, it does maintenance such as removing requirements whose time interval is expired. In theory, to reproduce the behavior </text:span><text:span text:style-name="T53">re</text:span><text:span text:style-name="T52">duce</text:span><text:span text:style-name="T63">, we would only need to ignore expired requirements (or only remove them after the call to </text:span><text:span text:style-name="T52">reduce</text:span><text:span text:style-name="T63">), but to reproduce the behavior of the whole system they need to be removed at some time.</text:span></text:p>
        </text:list-item>
        <text:list-item>
          <text:p text:style-name="P46"><text:soft-page-break/><text:span text:style-name="T8">active_requirements_</text:span>: <text:span text:style-name="T70">The controller adds the requirement that was actually used for the prediction to the </text:span><text:span text:style-name="T8">active_requirements_ </text:span><text:span text:style-name="T64">list. This is used later when evaluating the success or failure of the prediction.</text:span></text:p>
        </text:list-item>
        <text:list-item>
          <text:p text:style-name="P47"><text:span text:style-name="T54">p_monitors_</text:span><text:span text:style-name="T64">: When the controller makes a prediction, it creates a </text:span><text:span text:style-name="T54">PMonitor</text:span><text:span text:style-name="T64"> (prediction monitor) object and adds it to the </text:span><text:span text:style-name="T54">p_monitors_</text:span><text:span text:style-name="T64"> list. Later, a prediction success object will be the input to the model controller’s </text:span><text:span text:style-name="T54">reduce</text:span><text:span text:style-name="T64"> method. This does not match the model’s LHS or RHS but does match one of the </text:span><text:span text:style-name="T54">PMonitor</text:span><text:span text:style-name="T64"> objects, and is used to monitor the success of the model’s predictions.</text:span></text:p>
        </text:list-item>
        <text:list-item>
          <text:p text:style-name="P48"><text:span text:style-name="T8">evidences_</text:span>: <text:span text:style-name="T66">The input (which matched the model’s LHS) is added to the controller’s </text:span><text:span text:style-name="T8">evidences_</text:span><text:span text:style-name="T66"> list. (The controller uses this later, for example, when a goal matches the model’s RHS. If an active fact is already in the </text:span><text:span text:style-name="T8">evidences_</text:span><text:span text:style-name="T66"> list, then the LHS is already achieved and the controller does not not need to make a goal for it.) As with other lists, the controller does maintenance and may also remove expired facts from the </text:span><text:span text:style-name="T8">evidences_</text:span><text:span text:style-name="T66"> list.</text:span></text:p>
        </text:list-item>
        <text:list-item>
          <text:p text:style-name="P49"><text:span text:style-name="T8">last_match_time_</text:span>: <text:span text:style-name="T67">The input matched the model’s LHS, so the controller updates its </text:span><text:span text:style-name="T8">last_match_time_</text:span><text:span text:style-name="T67"> . This is part of checking if the model is past the “primary time horizon” as explained in the file </text:span><text:span text:style-name="T56">settings.xml</text:span><text:span text:style-name="T67">: “primary_thz: time after which models that did not match are pushed down to secondary group”.</text:span></text:p>
        </text:list-item>
        <text:list-item>
          <text:p text:style-name="P50"><text:span text:style-name="T8">last_oid_</text:span> <text:span text:style-name="T65">and </text:span><text:span text:style-name="T55">objects_</text:span><text:span text:style-name="T65"> in </text:span><text:span text:style-name="T55">_Mem</text:span><text:span text:style-name="T65">: In general, when the </text:span><text:span text:style-name="T55">inject</text:span><text:span text:style-name="T65"> method of the </text:span><text:span text:style-name="T55">_Mem</text:span><text:span text:style-name="T65"> class is called, it updates </text:span><text:span text:style-name="T8">last_oid_</text:span><text:span text:style-name="T65"> to get the new object’s OID (such as 253 for </text:span><text:span text:style-name="T55">fact_253</text:span><text:span text:style-name="T65">), and adds the object to the </text:span><text:span text:style-name="T55">objects_</text:span><text:span text:style-name="T65"> list which holds a reference to the object until it is invalidated (as explained above).</text:span></text:p>
        </text:list-item>
      </text:list>
      <text:h text:style-name="Heading_20_1" text:outline-level="1"><text:bookmark-start text:name="__RefHeading___Toc121_1903247059"/>Decompiler <text:span text:style-name="T5">and output</text:span><text:bookmark-end text:name="__RefHeading___Toc121_1903247059"/></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402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2in" loext:contextual-spacing="tru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7:44:28.475000000</meta:creation-date>
    <meta:generator>LibreOffice/6.2.4.2$Windows_X86_64 LibreOffice_project/2412653d852ce75f65fbfa83fb7e7b669a126d64</meta:generator>
    <dc:date>2021-07-15T13:35:35.211000000</dc:date>
    <meta:editing-duration>PT16H31M44S</meta:editing-duration>
    <meta:editing-cycles>101</meta:editing-cycles>
    <meta:document-statistic meta:table-count="0" meta:image-count="0" meta:object-count="0" meta:page-count="7" meta:paragraph-count="126" meta:word-count="1821" meta:character-count="11777" meta:non-whitespace-character-count="10067"/>
  </office:meta>
</office:document-meta>
</file>